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15%"/>
      <style:text-properties style:font-name="Times New Roman" style:font-name-complex="Times New Roman"/>
    </style:style>
    <style:style style:name="P2" style:parent-style-name="Normal" style:family="paragraph">
      <style:paragraph-properties fo:text-align="center" fo:line-height="115%"/>
      <style:text-properties style:font-name="Times New Roman" style:font-name-complex="Times New Roman"/>
    </style:style>
    <style:style style:name="P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6"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7" style:parent-style-name="Normal" style:family="paragraph">
      <style:paragraph-properties fo:text-align="justify" fo:line-height="115%"/>
    </style:style>
    <style:style style:name="T8" style:parent-style-name="Policepardéfaut" style:family="text">
      <style:text-properties style:font-name="Times New Roman" style:font-name-complex="Times New Roman" fo:font-size="12pt" style:font-size-asian="12pt" style:font-size-complex="12pt"/>
    </style:style>
    <style:style style:name="T9" style:parent-style-name="Policepardéfaut" style:family="text">
      <style:text-properties style:font-name="Times New Roman" style:font-name-complex="Times New Roman" fo:font-size="12pt" style:font-size-asian="12pt" style:font-size-complex="12pt"/>
    </style:style>
    <style:style style:name="T10" style:parent-style-name="Policepardéfaut" style:family="text">
      <style:text-properties style:font-name="Times New Roman" style:font-name-complex="Times New Roman" fo:font-size="12pt" style:font-size-asian="12pt" style:font-size-complex="12pt"/>
    </style:style>
    <style:style style:name="T11" style:parent-style-name="Policepardéfaut" style:family="text">
      <style:text-properties style:font-name="Times New Roman" style:font-name-complex="Times New Roman" fo:font-size="12pt" style:font-size-asian="12pt" style:font-size-complex="12pt"/>
    </style:style>
    <style:style style:name="T12" style:parent-style-name="Policepardéfaut" style:family="text">
      <style:text-properties style:font-name="Times New Roman" style:font-name-complex="Times New Roman" fo:font-size="12pt" style:font-size-asian="12pt" style:font-size-complex="12pt"/>
    </style:style>
    <style:style style:name="T13" style:parent-style-name="Policepardéfaut" style:family="text">
      <style:text-properties style:font-name="Times New Roman" style:font-name-complex="Times New Roman"/>
    </style:style>
    <style:style style:name="P1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5" style:parent-style-name="Normal" style:family="paragraph">
      <style:paragraph-properties fo:text-align="justify" fo:line-height="115%"/>
    </style:style>
    <style:style style:name="T16" style:parent-style-name="Policepardéfaut" style:family="text">
      <style:text-properties style:font-name="Times New Roman" style:font-name-complex="Times New Roman" fo:font-size="12pt" style:font-size-asian="12pt" style:font-size-complex="12pt"/>
    </style:style>
    <style:style style:name="T17" style:parent-style-name="Policepardéfaut" style:family="text">
      <style:text-properties style:font-name="Times New Roman" style:font-name-complex="Times New Roman" fo:font-size="12pt" style:font-size-asian="12pt" style:font-size-complex="12pt"/>
    </style:style>
    <style:style style:name="T18" style:parent-style-name="Policepardéfaut" style:family="text">
      <style:text-properties style:font-name="Times New Roman" style:font-name-complex="Times New Roman" fo:font-size="12pt" style:font-size-asian="12pt" style:font-size-complex="12pt"/>
    </style:style>
    <style:style style:name="T19" style:parent-style-name="Policepardéfaut" style:family="text">
      <style:text-properties style:font-name="Times New Roman" style:font-name-complex="Times New Roman" fo:font-size="12pt" style:font-size-asian="12pt" style:font-size-complex="12pt"/>
    </style:style>
    <style:style style:name="T20" style:parent-style-name="Policepardéfaut" style:family="text">
      <style:text-properties style:font-name="Times New Roman" style:font-name-complex="Times New Roman" fo:font-size="12pt" style:font-size-asian="12pt" style:font-size-complex="12pt"/>
    </style:style>
    <style:style style:name="T21" style:parent-style-name="Policepardéfaut" style:family="text">
      <style:text-properties style:font-name="Times New Roman" style:font-name-complex="Times New Roman"/>
    </style:style>
    <style:style style:name="P22" style:parent-style-name="Normal" style:family="paragraph">
      <style:paragraph-properties fo:text-align="justify" fo:line-height="115%"/>
      <style:text-properties style:font-name="Times New Roman" style:font-name-complex="Times New Roman"/>
    </style:style>
  </office:automatic-styles>
  <office:body>
    <office:text text:use-soft-page-breaks="true">
      <text:p text:style-name="P1">Guide de contribution – projet Maxime Kovalewsky.<text:s/></text:p>
      <text:p text:style-name="P2"/>
      <text:p text:style-name="P3">Pour plus de clarté et pour éviter les conflits sur la branche main, nous<text:s/>avons décidé de travailler sur trois<text:s/>branches personnelles, toutes répertoriées sous nos noms,<text:s/>(Zoé L’Eveque,<text:s/>Kate Ekaterina,<text:s/>Anahide Kasparian).<text:s/></text:p>
      <text:p text:style-name="P4">Une fois<text:s/>notre travail préparatoire achevé sur le site eScriptorium,<text:s/>nous avons mis chacune<text:s/>dans nos branches respectives<text:s/>les transcriptions des pages que nous devions traiter, en format XML Alto, et accompagnées à chaque fois de l’image correspondante.<text:s/></text:p>
      <text:p text:style-name="P5">Nous avons décidé de normaliser le nom attribué aux fichiers de façon à produire un ensemble uniforme : nous avons choisi l’appellation « MK_1893_2_numéro<text:s/>de page.format ». Le sigle « MK » fait référence à l’auteur, Maxime Kovalewsky,<text:s/>et<text:s/>la date « 1893 »<text:s/>à<text:s/>l’année de publication de l’ouvrage. Le « 2 » fait référence au numéro du chapitre étudié, et est suivi du numéro de page, ainsi que du format (png, jpeg ou xml).<text:s/></text:p>
      <text:p text:style-name="P6">En effet, si toutes nos transcriptions se trouvent en format XML Alto, nous avons parfois rencontré des difficultés concernant l’import et l’export dans eScriptorium<text:s/>et hors d’eScriptorium<text:s/>des images : les formats peuvent donc varier de ce point de vue. Nous avons détaillé plus précisément ce point dans notre fichier « Nos_données ». <text:s/></text:p>
      <text:p text:style-name="P7"><text:span text:style-name="T8">Une fois les transcriptions et images ajoutées sur nos branches, nous avons opéré des merge<text:s/></text:span><text:span text:style-name="T9">et pull request<text:s/></text:span><text:span text:style-name="T10">dans le main de façon à rassembler l’ensemble</text:span><text:span text:style-name="T11">, tout en respectant la normalisation des noms de fichier</text:span><text:span text:style-name="T12">.</text:span><text:span text:style-name="T13"><text:s/></text:span></text:p>
      <text:p text:style-name="P14">Le document « Nos_données »<text:s/>expose<text:s/>la manière dont nous avons traité nos données, depuis leur import sur eScriptorium<text:s/>à partir du site Gallica de la BNF et leur traitement sur le logiciel, jusqu’à leur dépôt sur le repository Github du groupe. Il permet également de donner un aperçu des difficultés rencontrées lors de notre travail par rapport aux données, ainsi que des limites auxquelles nous avons été confrontés.<text:s/></text:p>
      <text:p text:style-name="P15"><text:span text:style-name="T16">Toutes les questions relatives aux normes de transcription ou a</text:span><text:span text:style-name="T17">utre seront donc traitées dans l</text:span><text:span text:style-name="T18">e document</text:span><text:span text:style-name="T19"><text:s/>« Nos_données »</text:span><text:span text:style-name="T20">. Le présent document présente quant à lui les étapes générales par lesquelles nous sommes passés dans la construction de l’architecture du repository du groupe</text:span><text:span text:style-name="T21">.<text:s/></text:span></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OE</meta:initial-creator>
    <dc:creator>ZOE</dc:creator>
    <meta:creation-date>2022-01-26T21:32:00Z</meta:creation-date>
    <dc:date>2022-01-26T21:32:00Z</dc:date>
    <meta:template xlink:href="Normal" xlink:type="simple"/>
    <meta:editing-cycles>2</meta:editing-cycles>
    <meta:editing-duration>PT60S</meta:editing-duration>
    <meta:document-statistic meta:page-count="1" meta:paragraph-count="4" meta:word-count="339" meta:character-count="2201" meta:row-count="15" meta:non-whitespace-character-count="1866"/>
  </office:meta>
</office:document-meta>
</file>